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tropolis" svg:font-family="Metropol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1.2903in" table:align="margins"/>
    </style:style>
    <style:style style:name="Table1.A" style:family="table-column">
      <style:table-column-properties style:column-width="0.375in" style:rel-column-width="2176*"/>
    </style:style>
    <style:style style:name="Table1.B" style:family="table-column">
      <style:table-column-properties style:column-width="1.2375in" style:rel-column-width="7183*"/>
    </style:style>
    <style:style style:name="Table1.C" style:family="table-column">
      <style:table-column-properties style:column-width="0.8063in" style:rel-column-width="4679*"/>
    </style:style>
    <style:style style:name="Table1.D" style:family="table-column">
      <style:table-column-properties style:column-width="0.8069in" style:rel-column-width="4683*"/>
    </style:style>
    <style:style style:name="Table1.N" style:family="table-column">
      <style:table-column-properties style:column-width="0.809in" style:rel-column-width="469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N1" style:family="table-cell">
      <style:table-cell-properties style:vertical-align="middle" fo:padding="0.0382in" fo:border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etropolis" fo:font-size="10pt" officeooo:rsid="00100088" officeooo:paragraph-rsid="00100088" style:font-size-asian="8.75pt" style:font-size-complex="10pt"/>
    </style:style>
    <style:style style:name="P2" style:family="paragraph" style:parent-style-name="Standard">
      <style:paragraph-properties>
        <style:tab-stops>
          <style:tab-stop style:position="9.1252in" style:type="center"/>
        </style:tab-stops>
      </style:paragraph-properties>
      <style:text-properties style:font-name="Metropolis" fo:font-size="10pt" officeooo:rsid="00100088" officeooo:paragraph-rsid="00336c58" style:font-size-asian="8.75pt" style:font-size-complex="10pt"/>
    </style:style>
    <style:style style:name="P3" style:family="paragraph" style:parent-style-name="Table_20_Contents">
      <style:text-properties style:font-name="Metropolis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Metropolis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Metropolis" fo:font-size="8pt" officeooo:paragraph-rsid="00288dde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Metropolis" fo:font-size="8pt" style:font-size-asian="8pt" style:font-size-complex="8pt"/>
    </style:style>
    <style:style style:name="P7" style:family="paragraph" style:parent-style-name="Table_20_Heading">
      <style:text-properties style:font-name="Metropolis" fo:font-size="8pt" officeooo:rsid="00100088" officeooo:paragraph-rsid="00100088" style:font-size-asian="8pt" style:font-size-complex="8pt"/>
    </style:style>
    <style:style style:name="P8" style:family="paragraph" style:parent-style-name="Table_20_Heading">
      <style:text-properties style:font-name="Metropolis" fo:font-size="8pt" officeooo:rsid="001023b9" officeooo:paragraph-rsid="001023b9" style:font-size-asian="8pt" style:font-size-complex="8pt"/>
    </style:style>
    <style:style style:name="P9" style:family="paragraph" style:parent-style-name="Standard">
      <style:paragraph-properties fo:margin-top="0in" fo:margin-bottom="0.0402in" loext:contextual-spacing="false" style:shadow="none">
        <style:tab-stops>
          <style:tab-stop style:position="9.1252in" style:type="center"/>
        </style:tab-stops>
      </style:paragraph-properties>
      <style:text-properties style:font-name="Metropolis" fo:font-size="10pt" officeooo:rsid="00100088" officeooo:paragraph-rsid="00336c58" style:font-size-asian="8.75pt" style:font-size-complex="10pt"/>
    </style:style>
    <style:style style:name="P10" style:family="paragraph" style:parent-style-name="Standard">
      <style:paragraph-properties>
        <style:tab-stops>
          <style:tab-stop style:position="9.1252in" style:type="center"/>
        </style:tab-stops>
      </style:paragraph-properties>
      <style:text-properties style:font-name="Metropolis" fo:font-size="10pt" fo:font-weight="bold" officeooo:rsid="00359e34" officeooo:paragraph-rsid="00336c58" style:font-size-asian="8.75pt" style:font-weight-asian="bold" style:font-size-complex="10pt" style:font-weight-complex="bold"/>
    </style:style>
    <style:style style:name="T1" style:family="text">
      <style:text-properties officeooo:rsid="00359e34"/>
    </style:style>
    <style:style style:name="T2" style:family="text">
      <style:text-properties fo:font-weight="bold" officeooo:rsid="00359e34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36f730" style:font-size-asian="8pt" style:font-size-complex="8pt"/>
    </style:style>
    <style:style style:name="T5" style:family="text">
      <style:text-properties fo:font-size="8pt" fo:font-weight="normal" officeooo:rsid="00359e34" style:font-size-asian="8pt" style:font-weight-asian="normal" style:font-size-complex="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PIRAN NOTA DEBIT <text:text-input text:description="&lt;o.name&gt;"># DOCUMENT</text:text-input></text:p>
      <text:p text:style-name="P1"><text:text-input text:description="&lt;o.company_id.partner_id.name&gt;">COMPANY NAME</text:text-input></text:p>
      <text:p text:style-name="P1"/>
      <text:p text:style-name="P1">Rekapitulasi Proforma</text:p>
      <text:p text:style-name="P1">Periode : <text:span text:style-name="T3"><text:text-input text:description="&lt;min_field(o.detail_ids,&quot;date_invoice&quot;) and time.strftime('%d-%m-%Y', time.strptime(min_field(o.detail_ids,&quot;date_invoice&quot;), '%Y-%m-%d')) or '-'&gt;">TGL AWAL</text:text-input></text:span><text:span text:style-name="T3"> </text:span><text:span text:style-name="T4">s/d <text:s/></text:span><text:span text:style-name="T4"><text:text-input text:description="&lt;max_field(o.detail_ids,&quot;date_invoice&quot;) and time.strftime('%d-%m-%Y', time.strptime(max_field(o.detail_ids,&quot;date_invoice&quot;), '%Y-%m-%d')) or '-'&gt;">TGL_AKHIR</text:text-input>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3"/>
        <table:table-column table:style-name="Table1.D"/>
        <table:table-column table:style-name="Table1.C" table:number-columns-repeated="3"/>
        <table:table-column table:style-name="Table1.D"/>
        <table:table-column table:style-name="Table1.C"/>
        <table:table-column table:style-name="Table1.N"/>
        <table:table-header-rows>
          <table:table-row>
            <table:table-cell table:style-name="Table1.A1" table:number-rows-spanned="2" office:value-type="string">
              <text:p text:style-name="P7">NO</text:p>
            </table:table-cell>
            <table:table-cell table:style-name="Table1.A1" table:number-rows-spanned="2" office:value-type="string">
              <text:p text:style-name="P7">Proforma No.</text:p>
            </table:table-cell>
            <table:table-cell table:style-name="Table1.A1" table:number-rows-spanned="2" office:value-type="string">
              <text:p text:style-name="P7">B/L No.</text:p>
            </table:table-cell>
            <table:table-cell table:style-name="Table1.A1" table:number-columns-spanned="6" office:value-type="string">
              <text:p text:style-name="P8">Jasa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8">Logistik</text:p>
            </table:table-cell>
            <table:covered-table-cell/>
            <table:covered-table-cell/>
            <table:covered-table-cell/>
            <table:table-cell table:style-name="Table1.N1" table:number-rows-spanned="2" office:value-type="string">
              <text:p text:style-name="P7">TOTAL</text:p>
            </table:table-cell>
          </table:table-row>
          <table:table-row>
            <table:covered-table-cell/>
            <table:covered-table-cell/>
            <table:covered-table-cell/>
            <table:table-cell table:style-name="Table1.D2" office:value-type="string">
              <text:p text:style-name="P7">Stripping</text:p>
            </table:table-cell>
            <table:table-cell table:style-name="Table1.D2" office:value-type="string">
              <text:p text:style-name="P7">Stuffing</text:p>
            </table:table-cell>
            <table:table-cell table:style-name="Table1.D2" office:value-type="string">
              <text:p text:style-name="P7">Lift On</text:p>
            </table:table-cell>
            <table:table-cell table:style-name="Table1.D2" office:value-type="string">
              <text:p text:style-name="P7">Lift Off</text:p>
            </table:table-cell>
            <table:table-cell table:style-name="Table1.D2" office:value-type="string">
              <text:p text:style-name="P7">PPN 10%</text:p>
            </table:table-cell>
            <table:table-cell table:style-name="Table1.D2" office:value-type="string">
              <text:p text:style-name="P7">Total</text:p>
            </table:table-cell>
            <table:table-cell table:style-name="Table1.D2" office:value-type="string">
              <text:p text:style-name="P7">Angkutan</text:p>
            </table:table-cell>
            <table:table-cell table:style-name="Table1.D2" office:value-type="string">
              <text:p text:style-name="P7">Beban Pihak Ke-3</text:p>
            </table:table-cell>
            <table:table-cell table:style-name="Table1.D2" office:value-type="string">
              <text:p text:style-name="P7">Biaya Lain-lain</text:p>
            </table:table-cell>
            <table:table-cell table:style-name="Table1.D2" office:value-type="string">
              <text:p text:style-name="P7">Total</text:p>
            </table:table-cell>
            <table:covered-table-cell/>
          </table:table-row>
        </table:table-header-rows>
        <table:table-row>
          <table:table-cell table:style-name="Table1.A3" table:number-columns-spanned="14" office:value-type="string">
            <text:p text:style-name="P3"><text:text-input text:description="&lt;for each=&quot;detail in search(&quot;account.debt_collection_detail&quot;, [(&quot;debt_collection_id&quot;, &quot;=&quot;, o.id)])&quot;&gt;">START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6"><text:text-input text:description="&lt;nourut(1)&gt;">NO</text:text-input></text:p>
          </table:table-cell>
          <table:table-cell table:style-name="Table1.B4" office:value-type="string">
            <text:p text:style-name="P3"><text:text-input text:description="&lt;detail.invoice_id.internal_number&gt;"># INVOICE</text:text-input></text:p>
          </table:table-cell>
          <table:table-cell table:style-name="Table1.M4" office:value-type="string">
            <text:p text:style-name="P3"/>
          </table:table-cell>
          <table:table-cell table:style-name="Table1.D4" office:value-type="string">
            <text:p text:style-name="P4"><text:text-input text:description="&lt;formatLang(sum_field(search(&quot;account.invoice.line&quot;, [(&quot;invoice_id&quot;, &quot;=&quot;, detail.invoice_id.id),(&quot;product_id.categ_id.id&quot;, &quot;in&quot;, get_product_categ(&quot;edii_product_categ_stripping&quot;))]), &quot;price_subtotal&quot;), dp=&quot;DP Fulfillment Service&quot;)&gt;">STRIPPING</text:text-input></text:p>
          </table:table-cell>
          <table:table-cell table:style-name="Table1.M4" office:value-type="string">
            <text:p text:style-name="P4"><text:text-input text:description="&lt;formatLang(sum_field(search(&quot;account.invoice.line&quot;, [(&quot;invoice_id&quot;, &quot;=&quot;, detail.invoice_id.id),(&quot;product_id.categ_id.id&quot;, &quot;in&quot;, get_product_categ(&quot;edii_product_categ_stuffing&quot;))]), &quot;price_subtotal&quot;), dp=&quot;DP Fulfillment Service&quot;)&gt;">STUFFING</text:text-input></text:p>
          </table:table-cell>
          <table:table-cell table:style-name="Table1.M4" office:value-type="string">
            <text:p text:style-name="P4"><text:text-input text:description="&lt;formatLang(sum_field(search(&quot;account.invoice.line&quot;, [(&quot;invoice_id&quot;, &quot;=&quot;, detail.invoice_id.id),(&quot;product_id.categ_id.id&quot;, &quot;in&quot;, get_product_categ(&quot;edii_product_categ_lift_on&quot;))]), &quot;price_subtotal&quot;), dp=&quot;DP Fulfillment Service&quot;)&gt;">LIFT ON</text:text-input></text:p>
          </table:table-cell>
          <table:table-cell table:style-name="Table1.M4" office:value-type="string">
            <text:p text:style-name="P4"><text:text-input text:description="&lt;formatLang(sum_field(search(&quot;account.invoice.line&quot;, [(&quot;invoice_id&quot;, &quot;=&quot;, detail.invoice_id.id),(&quot;product_id.categ_id.id&quot;, &quot;in&quot;, get_product_categ(&quot;edii_product_categ_lift_off&quot;))]), &quot;price_subtotal&quot;), dp=&quot;DP Fulfillment Service&quot;)&gt;">LIFT OFF</text:text-input></text:p>
          </table:table-cell>
          <table:table-cell table:style-name="Table1.H4" office:value-type="string">
            <text:p text:style-name="P4"><text:text-input text:description="&lt;formatLang(sum_field(search(&quot;account.invoice.line&quot;, [(&quot;invoice_id&quot;, &quot;=&quot;, detail.invoice_id.id),(&quot;product_id.categ_id.id&quot;, &quot;in&quot;, get_product_categ(&quot;edii_product_categ_stripping&quot;,&quot;edii_product_categ_stuffing&quot;,&quot;edii_product_categ_lift_on&quot;,&quot;edii_product_categ_lift_off&quot;))]), &quot;price_subtotal_gross&quot;) - sum_field(search(&quot;account.invoice.line&quot;, [(&quot;invoice_id&quot;, &quot;=&quot;, detail.invoice_id.id),(&quot;product_id.categ_id.id&quot;, &quot;in&quot;, get_product_categ(&quot;edii_product_categ_stripping&quot;,&quot;edii_product_categ_stuffing&quot;,&quot;edii_product_categ_lift_on&quot;,&quot;edii_product_categ_lift_off&quot;))]), &quot;price_subtotal&quot;), dp=&quot;DP Fulfillment Service&quot;)&gt;">PPN</text:text-input></text:p>
          </table:table-cell>
          <table:table-cell table:style-name="Table1.M4" office:value-type="string">
            <text:p text:style-name="P4"><text:text-input text:description="&lt;formatLang(sum_field(search(&quot;account.invoice.line&quot;, [(&quot;invoice_id&quot;, &quot;=&quot;, detail.invoice_id.id),(&quot;product_id.categ_id.id&quot;, &quot;in&quot;, get_product_categ(&quot;edii_product_categ_stripping&quot;,&quot;edii_product_categ_stuffing&quot;,&quot;edii_product_categ_lift_on&quot;,&quot;edii_product_categ_lift_off&quot;))]), &quot;price_subtotal_gross&quot;), dp=&quot;DP Fulfillment Service&quot;)&gt;">TOTAL JASA</text:text-input></text:p>
          </table:table-cell>
          <table:table-cell table:style-name="Table1.M4" office:value-type="string">
            <text:p text:style-name="P4"><text:text-input text:description="&lt;formatLang(sum_field(search(&quot;account.invoice.line&quot;, [(&quot;invoice_id&quot;, &quot;=&quot;, detail.invoice_id.id),(&quot;product_id.categ_id.id&quot;, &quot;in&quot;, get_product_categ(&quot;edii_product_categ_jasa_angkutan_import&quot;))]), &quot;price_subtotal&quot;), dp=&quot;DP Fulfillment Service&quot;)&gt;">ANGKUTAN</text:text-input></text:p>
          </table:table-cell>
          <table:table-cell table:style-name="Table1.M4" office:value-type="string">
            <text:p text:style-name="P4"><text:text-input text:description="&lt;formatLang(sum_field(search(&quot;account.invoice.line&quot;, [(&quot;invoice_id&quot;, &quot;=&quot;, detail.invoice_id.id),(&quot;product_id.categ_id.id&quot;, &quot;in&quot;, get_product_categ(&quot;edii_product_categ_biaya_pihak_3&quot;))]), &quot;price_subtotal&quot;), dp=&quot;DP Fulfillment Service&quot;)&gt;">B</text:text-input></text:p>
          </table:table-cell>
          <table:table-cell table:style-name="Table1.L4" office:value-type="string">
            <text:p text:style-name="P4"><text:text-input text:description="&lt;formatLang(sum_field(search(&quot;account.invoice.line&quot;, [(&quot;invoice_id&quot;, &quot;=&quot;, detail.invoice_id.id),(&quot;product_id.categ_id.id&quot;, &quot;in&quot;, get_product_categ(&quot;edii_product_categ_biaya_lain&quot;))]), &quot;price_subtotal&quot;), dp=&quot;DP Fulfillment Service&quot;)&gt;">C</text:text-input></text:p>
          </table:table-cell>
          <table:table-cell table:style-name="Table1.M4" office:value-type="string">
            <text:p text:style-name="P5"><text:text-input text:description="&lt;formatLang(sum_field(search(&quot;account.invoice.line&quot;, [(&quot;invoice_id&quot;, &quot;=&quot;, detail.invoice_id.id),(&quot;product_id.categ_id.id&quot;, &quot;in&quot;, get_product_categ(&quot;edii_product_categ_jasa_angkutan_import&quot;,&quot;edii_product_categ_biaya_pihak_3&quot;,&quot;edii_product_categ_biaya_lain&quot;))]), &quot;price_subtotal_gross&quot;), dp=&quot;DP Fulfillment Service&quot;)&gt;">TOTAL LOGISTIK</text:text-input></text:p>
          </table:table-cell>
          <table:table-cell table:style-name="Table1.N4" office:value-type="string">
            <text:p text:style-name="P4"><text:text-input text:description="&lt;formatLang(sum_field(search(&quot;account.invoice.line&quot;, [(&quot;invoice_id&quot;, &quot;=&quot;, detail.invoice_id.id),(&quot;product_id.categ_id.id&quot;, &quot;in&quot;, get_product_categ(&quot;edii_product_categ_stripping&quot;,&quot;edii_product_categ_stuffing&quot;,&quot;edii_product_categ_lift_on&quot;,&quot;edii_product_categ_lift_off&quot;,&quot;edii_product_categ_jasa_angkutan_import&quot;,&quot;edii_product_categ_biaya_pihak_3&quot;,&quot;edii_product_categ_biaya_lain&quot;))]), &quot;price_subtotal_gross&quot;), dp=&quot;DP Fulfillment Service&quot;)&gt;">TOTAL</text:text-input></text:p>
          </table:table-cell>
        </table:table-row>
        <table:table-row>
          <table:table-cell table:style-name="Table1.A5" table:number-columns-spanned="14" office:value-type="string">
            <text:p text:style-name="P3"><text:text-input text:description="&lt;/for&gt;">END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9"><text:tab/><text:span text:style-name="T1">Jakarta, </text:span><text:span text:style-name="T1"><text:text-input text:description="&lt;o.date and time.strftime('%d %B %Y', time.strptime(o.date, '%Y-%m-%d')) or &quot;-&quot;&gt;">TANGGAL</text:text-input></text:span></text:p>
      <text:p text:style-name="P2"><text:tab/><text:span text:style-name="T2">Manager Pusat Logistik Berikat</text:span></text:p>
      <text:p text:style-name="P10"/>
      <text:p text:style-name="P10"/>
      <text:p text:style-name="P10"/>
      <text:p text:style-name="P10"/>
      <text:p text:style-name="P10"/>
      <text:p text:style-name="P10"><text:tab/>Ario Tidar</text:p>
      <text:p text:style-name="P2"><text:span text:style-name="T2"><text:tab/></text:span><text:span text:style-name="T5">NPP. 95558126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tropolis" svg:font-family="Metropol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09:00:48.385971882</meta:creation-date>
    <dc:date>2019-11-08T21:05:39.880090779</dc:date>
    <meta:editing-duration>PT2H55M11S</meta:editing-duration>
    <meta:editing-cycles>40</meta:editing-cycles>
    <meta:generator>LibreOffice/5.1.6.2$Linux_X86_64 LibreOffice_project/10m0$Build-2</meta:generator>
    <meta:document-statistic meta:table-count="1" meta:image-count="0" meta:object-count="0" meta:page-count="1" meta:paragraph-count="39" meta:word-count="111" meta:character-count="439" meta:non-whitespace-character-count="402"/>
  </office:meta>
</office:document-meta>
</file>